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P1" style:family="paragraph" style:parent-style-name="Standard">
      <style:text-properties fo:color="#343536" style:font-name="Roboto" fo:font-size="13pt" style:font-name-asian="Roboto2" style:font-size-asian="13pt" style:font-name-complex="Roboto2" style:font-size-complex="13pt"/>
    </style:style>
    <style:style style:name="P2" style:family="paragraph" style:parent-style-name="Standard">
      <style:paragraph-properties fo:line-height="163%"/>
      <style:text-properties fo:color="#343536" style:font-name="Roboto" style:font-name-asian="Roboto2" style:font-name-complex="Roboto2"/>
    </style:style>
    <style:style style:name="P3" style:family="paragraph" style:parent-style-name="Standard">
      <style:paragraph-properties fo:line-height="100%"/>
    </style:style>
    <style:style style:name="P4" style:family="paragraph" style:parent-style-name="Standard">
      <style:paragraph-properties fo:margin-top="0.2083in" fo:margin-bottom="0.2083in" loext:contextual-spacing="false" fo:line-height="100%"/>
    </style:style>
    <style:style style:name="P5" style:family="paragraph" style:parent-style-name="Standard" style:list-style-name="WWNum14">
      <style:paragraph-properties fo:margin-left="0.5in" fo:margin-right="0in" fo:text-indent="-0.25in" style:auto-text-indent="false"/>
    </style:style>
    <style:style style:name="P6" style:family="paragraph" style:parent-style-name="Standard" style:list-style-name="WWNum6">
      <style:paragraph-properties fo:margin-left="0.5in" fo:margin-right="0in" fo:text-indent="-0.25in" style:auto-text-indent="false"/>
    </style:style>
    <style:style style:name="P7" style:family="paragraph" style:parent-style-name="Standard" style:list-style-name="WWNum11">
      <style:paragraph-properties fo:margin-left="0.5in" fo:margin-right="0in" fo:text-indent="-0.25in" style:auto-text-indent="false"/>
    </style:style>
    <style:style style:name="P8" style:family="paragraph" style:parent-style-name="Standard" style:list-style-name="WWNum17">
      <style:paragraph-properties fo:margin-left="0.5in" fo:margin-right="0in" fo:text-indent="-0.25in" style:auto-text-indent="false"/>
    </style:style>
    <style:style style:name="P9" style:family="paragraph" style:parent-style-name="Standard" style:list-style-name="WWNum10">
      <style:paragraph-properties fo:margin-left="0.5in" fo:margin-right="0in"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list-style-name="WWNum18">
      <style:paragraph-properties fo:margin-left="0.5in" fo:margin-right="0in" fo:text-indent="-0.25in" style:auto-text-indent="false"/>
    </style:style>
    <style:style style:name="P13" style:family="paragraph" style:parent-style-name="Standard" style:list-style-name="WWNum16">
      <style:paragraph-properties fo:margin-left="0.5in" fo:margin-right="0in" fo:text-indent="-0.25in" style:auto-text-indent="false"/>
    </style:style>
    <style:style style:name="P14" style:family="paragraph" style:parent-style-name="Standard" style:list-style-name="WWNum4">
      <style:paragraph-properties fo:margin-left="0.5in" fo:margin-right="0in" fo:text-indent="-0.25in" style:auto-text-indent="false"/>
    </style:style>
    <style:style style:name="P15" style:family="paragraph" style:parent-style-name="Standard" style:list-style-name="WWNum13">
      <style:paragraph-properties fo:margin-left="0.5in" fo:margin-right="0in" fo:text-indent="-0.25in" style:auto-text-indent="false"/>
    </style:style>
    <style:style style:name="P16" style:family="paragraph" style:parent-style-name="Standard" style:list-style-name="WWNum7">
      <style:paragraph-properties fo:margin-left="0.5in" fo:margin-right="0in" fo:text-indent="-0.25in" style:auto-text-indent="false"/>
    </style:style>
    <style:style style:name="P17" style:family="paragraph" style:parent-style-name="Standard" style:list-style-name="WWNum9">
      <style:paragraph-properties fo:margin-left="0.5in" fo:margin-right="0in" fo:text-indent="-0.25in" style:auto-text-indent="false"/>
    </style:style>
    <style:style style:name="P18" style:family="paragraph" style:parent-style-name="Standard" style:list-style-name="WWNum5">
      <style:paragraph-properties fo:margin-left="0.5in" fo:margin-right="0in" fo:text-indent="-0.25in" style:auto-text-indent="false"/>
    </style:style>
    <style:style style:name="P19" style:family="paragraph" style:parent-style-name="Standard" style:list-style-name="WWNum20">
      <style:paragraph-properties fo:margin-left="0.5in" fo:margin-right="0in" fo:margin-top="0.3055in" fo:margin-bottom="0in" loext:contextual-spacing="false" fo:line-height="100%" fo:text-indent="-0.25in" style:auto-text-indent="false"/>
    </style:style>
    <style:style style:name="P20" style:family="paragraph" style:parent-style-name="Standard" style:list-style-name="WWNum19">
      <style:paragraph-properties fo:margin-left="0.5in" fo:margin-right="0in" fo:margin-top="0.3055in" fo:margin-bottom="0in" loext:contextual-spacing="false" fo:line-height="100%" fo:text-indent="-0.25in" style:auto-text-indent="false"/>
    </style:style>
    <style:style style:name="P21" style:family="paragraph" style:parent-style-name="Standard" style:list-style-name="WWNum15">
      <style:paragraph-properties fo:margin-left="0.5in" fo:margin-right="0in" fo:margin-top="0.3055in" fo:margin-bottom="0in" loext:contextual-spacing="false" fo:line-height="100%" fo:text-indent="-0.25in" style:auto-text-indent="false"/>
    </style:style>
    <style:style style:name="P22" style:family="paragraph" style:parent-style-name="Standard" style:list-style-name="WWNum2">
      <style:paragraph-properties fo:margin-left="0.5in" fo:margin-right="0in" fo:margin-top="0.3055in" fo:margin-bottom="0in" loext:contextual-spacing="false" fo:line-height="100%" fo:text-indent="-0.25in" style:auto-text-indent="false"/>
    </style:style>
    <style:style style:name="P23" style:family="paragraph" style:parent-style-name="Standard" style:list-style-name="WWNum12">
      <style:paragraph-properties fo:margin-left="0.5in" fo:margin-right="0in" fo:margin-top="0.3055in" fo:margin-bottom="0in" loext:contextual-spacing="false" fo:line-height="100%" fo:text-indent="-0.25in" style:auto-text-indent="false"/>
    </style:style>
    <style:style style:name="P24" style:family="paragraph" style:parent-style-name="Standard" style:list-style-name="WWNum8">
      <style:paragraph-properties fo:margin-left="0.5in" fo:margin-right="0in" fo:margin-top="0.3055in" fo:margin-bottom="0in" loext:contextual-spacing="false" fo:line-height="100%" fo:text-indent="-0.25in" style:auto-text-indent="false"/>
    </style:style>
    <style:style style:name="P25"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26"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27"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2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20">
      <style:paragraph-properties fo:margin-left="0.5in" fo:margin-right="0in" fo:margin-top="0in" fo:margin-bottom="0.3055in" loext:contextual-spacing="false" fo:line-height="100%" fo:text-indent="-0.25in" style:auto-text-indent="false"/>
    </style:style>
    <style:style style:name="P32" style:family="paragraph" style:parent-style-name="Standard" style:list-style-name="WWNum19">
      <style:paragraph-properties fo:margin-left="0.5in" fo:margin-right="0in" fo:margin-top="0in" fo:margin-bottom="0.3055in" loext:contextual-spacing="false" fo:line-height="100%" fo:text-indent="-0.25in" style:auto-text-indent="false"/>
    </style:style>
    <style:style style:name="P33" style:family="paragraph" style:parent-style-name="Standard" style:list-style-name="WWNum15">
      <style:paragraph-properties fo:margin-left="0.5in" fo:margin-right="0in" fo:margin-top="0in" fo:margin-bottom="0.3055in" loext:contextual-spacing="false" fo:line-height="100%" fo:text-indent="-0.25in" style:auto-text-indent="false"/>
    </style:style>
    <style:style style:name="P34" style:family="paragraph" style:parent-style-name="Standard" style:list-style-name="WWNum2">
      <style:paragraph-properties fo:margin-left="0.5in" fo:margin-right="0in" fo:margin-top="0in" fo:margin-bottom="0.3055in" loext:contextual-spacing="false" fo:line-height="100%" fo:text-indent="-0.25in" style:auto-text-indent="false"/>
    </style:style>
    <style:style style:name="P35" style:family="paragraph" style:parent-style-name="Standard" style:list-style-name="WWNum12">
      <style:paragraph-properties fo:margin-left="0.5in" fo:margin-right="0in" fo:margin-top="0in" fo:margin-bottom="0.3055in" loext:contextual-spacing="false" fo:line-height="100%" fo:text-indent="-0.25in" style:auto-text-indent="false"/>
    </style:style>
    <style:style style:name="P36" style:family="paragraph" style:parent-style-name="Standard" style:list-style-name="WWNum8">
      <style:paragraph-properties fo:margin-left="0.5in" fo:margin-right="0in" fo:margin-top="0in" fo:margin-bottom="0.3055in" loext:contextual-spacing="false" fo:line-height="100%" fo:text-indent="-0.25in" style:auto-text-indent="false"/>
    </style:style>
    <style:style style:name="P37" style:family="paragraph" style:parent-style-name="Heading_20_2">
      <style:paragraph-properties fo:margin-top="0.4165in" fo:margin-bottom="0.25in" loext:contextual-spacing="false" fo:line-height="100%" fo:keep-together="auto" fo:keep-with-next="auto"/>
    </style:style>
    <style:style style:name="P38" style:family="paragraph" style:parent-style-name="Heading_20_3">
      <style:paragraph-properties fo:margin-top="0.4165in" fo:margin-bottom="0.0835in" loext:contextual-spacing="false" fo:line-height="100%" fo:keep-together="auto" fo:padding-left="0in" fo:padding-right="0in" fo:padding-top="0in" fo:padding-bottom="0.0835in" fo:border="none" fo:keep-with-next="auto"/>
    </style:style>
    <style:style style:name="P39" style:family="paragraph" style:parent-style-name="Heading_20_1">
      <style:paragraph-properties fo:margin-top="0.5835in" fo:margin-bottom="0.25in" loext:contextual-spacing="false" fo:line-height="100%" fo:keep-together="auto" fo:keep-with-next="auto"/>
    </style:style>
    <style:style style:name="P40" style:family="paragraph" style:parent-style-name="Heading_20_1" style:master-page-name="Standard">
      <style:paragraph-properties fo:margin-top="0.5835in" fo:margin-bottom="0.25in" loext:contextual-spacing="false" fo:line-height="100%" fo:text-align="center" style:justify-single-word="false" fo:keep-together="auto" style:page-number="1" fo:keep-with-next="auto"/>
    </style:style>
    <style:style style:name="T1" style:family="text">
      <style:text-properties fo:font-size="23pt" fo:font-weight="bold" style:font-size-asian="23pt" style:font-weight-asian="bold" style:font-size-complex="23pt"/>
    </style:style>
    <style:style style:name="T2" style:family="text">
      <style:text-properties fo:color="#343536" style:font-name="Roboto" fo:font-size="13pt" style:font-name-asian="Roboto2" style:font-size-asian="13pt" style:font-name-complex="Roboto2" style:font-size-complex="13pt"/>
    </style:style>
    <style:style style:name="T3" style:family="text">
      <style:text-properties fo:color="#343536" style:font-name="Roboto" fo:font-size="13pt" fo:font-style="italic" style:font-name-asian="Roboto2" style:font-size-asian="13pt" style:font-style-asian="italic" style:font-name-complex="Roboto2" style:font-size-complex="13pt"/>
    </style:style>
    <style:style style:name="T4" style:family="text">
      <style:text-properties fo:color="#343536" style:font-name="Roboto" fo:font-size="13pt" fo:font-weight="bold" style:font-name-asian="Roboto2" style:font-size-asian="13pt" style:font-weight-asian="bold" style:font-name-complex="Roboto2" style:font-size-complex="13pt"/>
    </style:style>
    <style:style style:name="T5" style:family="text">
      <style:text-properties fo:color="#343536" style:font-name="Roboto" fo:font-size="23pt" fo:font-weight="bold" style:font-name-asian="Roboto2" style:font-size-asian="23pt" style:font-weight-asian="bold" style:font-name-complex="Roboto2" style:font-size-complex="23pt"/>
    </style:style>
    <style:style style:name="T6" style:family="text">
      <style:text-properties fo:color="#343536" style:font-name="Roboto" style:font-name-asian="Roboto2" style:font-name-complex="Roboto2"/>
    </style:style>
    <style:style style:name="T7" style:family="text">
      <style:text-properties fo:color="#343536" style:font-name="Roboto" fo:font-size="17pt" fo:font-weight="bold" style:font-name-asian="Roboto2" style:font-size-asian="17pt" style:font-weight-asian="bold" style:font-name-complex="Roboto2" style:font-size-complex="17pt"/>
    </style:style>
    <style:style style:name="T8" style:family="text">
      <style:text-properties fo:color="#1155cc" style:font-name="Roboto" fo:font-size="13pt" style:font-name-asian="Roboto2" style:font-size-asian="13pt" style:font-name-complex="Roboto2" style:font-size-complex="13pt"/>
    </style:style>
    <style:style style:name="T9" style:family="text">
      <style:text-properties fo:color="#1155cc" style:font-name="Roboto" style:font-name-asian="Roboto2" style:font-name-complex="Roboto2"/>
    </style:style>
    <style:style style:name="T10" style:family="text">
      <style:text-properties fo:color="#1155cc" style:text-underline-style="solid" style:text-underline-width="auto" style:text-underline-color="font-color"/>
    </style:style>
    <style:style style:name="T11" style:family="text">
      <style:text-properties fo:font-weight="bold" style:font-weight-asian="bold"/>
    </style:style>
    <style:style style:name="T1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fp7vycioht3r"/><text:span text:style-name="T1">Vagrant Documentation</text:span></text:p>
      <text:p text:style-name="Standard"/>
      <text:p text:style-name="Standard"><text:span text:style-name="T2">Welcome to the documentation for Vagrant - the command line utility for managing the lifecycle of virtual machines. This website aims to document every feature of Vagrant from top-to-bottom, covering as much detail as possible.</text:span></text:p>
      <text:p text:style-name="P39"><text:bookmark text:name="_4cm8r66ortl2"/><text:span text:style-name="T5">Install Vagrant</text:span></text:p>
      <text:p text:style-name="P4"><text:span text:style-name="T2">To get started with Vagrant, download the appropriate installer or package for your platform from our </text:span><text:a xlink:type="simple" xlink:href="https://www.vagrantup.com/downloads" text:style-name="ListLabel_20_181" text:visited-style-name="ListLabel_20_181"><text:span text:style-name="T8">Vagrant downloads page</text:span></text:a><text:span text:style-name="T2">. Install the package with the standard procedures for your operating system.</text:span></text:p>
      <text:p text:style-name="P4"><text:span text:style-name="T2">The installer automatically adds </text:span><text:span text:style-name="T6">vagrant</text:span><text:span text:style-name="T2"> to your system path so that it is available in terminals.</text:span></text:p>
      <text:p text:style-name="P39"><text:bookmark text:name="_8r7ytofqkms5"/><text:span text:style-name="T5">Command-Line Interface</text:span></text:p>
      <text:p text:style-name="P4"><text:span text:style-name="T2">Almost all interaction with Vagrant is done through the command-line interface.</text:span></text:p>
      <text:p text:style-name="P4"><text:span text:style-name="T2">The interface is available using the </text:span><text:span text:style-name="T6">vagrant</text:span><text:span text:style-name="T2"> command, and comes installed with Vagrant automatically. The </text:span><text:span text:style-name="T6">vagrant</text:span><text:span text:style-name="T2"> command in turn has many subcommands, such as </text:span><text:span text:style-name="T6">vagrant up</text:span><text:span text:style-name="T2">, </text:span><text:span text:style-name="T6">vagrant destroy</text:span><text:span text:style-name="T2">, etc.</text:span></text:p>
      <text:p text:style-name="P4"><text:span text:style-name="T2">If you run </text:span><text:span text:style-name="T6">vagrant</text:span><text:span text:style-name="T2"> by itself, help will be displayed showing all available subcommands. In addition to this, you can run any Vagrant command with the </text:span><text:span text:style-name="T6">-h</text:span><text:span text:style-name="T2"> flag to output help about that specific command. For example, try running </text:span><text:span text:style-name="T6">vagrant init -h</text:span><text:span text:style-name="T2">. The help will output a one sentence synopsis of what the command does as well as a list of all the flags the command accepts.</text:span></text:p>
      <text:p text:style-name="P37"><text:bookmark text:name="_8gq6q9ksuo8g"/><text:span text:style-name="T7">Autocompletion</text:span></text:p>
      <text:p text:style-name="P4"><text:span text:style-name="T2">Vagrant provides the ability to autocomplete commands. Currently, the </text:span><text:span text:style-name="T6">bash</text:span><text:span text:style-name="T2"> and </text:span><text:span text:style-name="T6">zsh</text:span><text:span text:style-name="T2"> shells are supported. These can be enabled by running </text:span><text:span text:style-name="T6">vagrant autocomplete install --bash --zsh</text:span><text:span text:style-name="T2">.</text:span></text:p>
      <text:p text:style-name="Heading_20_1"><text:bookmark text:name="_v2l3761cb5rq"/>Box</text:p>
      <text:p text:style-name="Standard">Command: <text:span text:style-name="T11">vagrant box</text:span></text:p>
      <text:p text:style-name="Standard">This is the command used to manage (add, remove, etc.) <text:a xlink:type="simple" xlink:href="https://www.vagrantup.com/docs/boxes" text:style-name="ListLabel_20_182" text:visited-style-name="ListLabel_20_182"><text:span text:style-name="T10">boxes</text:span></text:a>.</text:p>
      <text:p text:style-name="Standard">The main functionality of this command is exposed via even more subcommands:</text:p>
      <text:list xml:id="list48094673" text:style-name="WWNum14">
        <text:list-item>
          <text:p text:style-name="P5"><text:a xlink:type="simple" xlink:href="https://www.vagrantup.com/docs/cli/box#box-add" text:style-name="ListLabel_20_182" text:visited-style-name="ListLabel_20_182"><text:span text:style-name="T10">add</text:span></text:a></text:p>
        </text:list-item>
        <text:list-item>
          <text:p text:style-name="P5"><text:a xlink:type="simple" xlink:href="https://www.vagrantup.com/docs/cli/box#box-list" text:style-name="ListLabel_20_182" text:visited-style-name="ListLabel_20_182"><text:span text:style-name="T10">list</text:span></text:a></text:p>
        </text:list-item>
        <text:list-item>
          <text:p text:style-name="P5"><text:a xlink:type="simple" xlink:href="https://www.vagrantup.com/docs/cli/box#box-outdated" text:style-name="ListLabel_20_182" text:visited-style-name="ListLabel_20_182"><text:span text:style-name="T10">outdated</text:span></text:a></text:p>
        </text:list-item>
        <text:list-item>
          <text:p text:style-name="P5"><text:a xlink:type="simple" xlink:href="https://www.vagrantup.com/docs/cli/box#box-prune" text:style-name="ListLabel_20_182" text:visited-style-name="ListLabel_20_182"><text:span text:style-name="T10">prune</text:span></text:a></text:p>
        </text:list-item>
        <text:list-item>
          <text:p text:style-name="P5"><text:soft-page-break/><text:a xlink:type="simple" xlink:href="https://www.vagrantup.com/docs/cli/box#box-remove" text:style-name="ListLabel_20_182" text:visited-style-name="ListLabel_20_182"><text:span text:style-name="T10">remove</text:span></text:a></text:p>
        </text:list-item>
        <text:list-item>
          <text:p text:style-name="P5"><text:a xlink:type="simple" xlink:href="https://www.vagrantup.com/docs/cli/box#box-repackage" text:style-name="ListLabel_20_182" text:visited-style-name="ListLabel_20_182"><text:span text:style-name="T10">repackage</text:span></text:a></text:p>
        </text:list-item>
        <text:list-item>
          <text:p text:style-name="P5"><text:a xlink:type="simple" xlink:href="https://www.vagrantup.com/docs/cli/box#box-update" text:style-name="ListLabel_20_182" text:visited-style-name="ListLabel_20_182"><text:span text:style-name="T10">update</text:span></text:a></text:p>
        </text:list-item>
      </text:list>
      <text:p text:style-name="Heading_20_2"><text:bookmark text:name="_5dh45u46hh3t"/>Box Add</text:p>
      <text:p text:style-name="Standard">Command: <text:span text:style-name="T11">vagrant box add ADDRESS</text:span></text:p>
      <text:p text:style-name="Standard">This adds a box with the given address to Vagrant. The address can be one of three things:</text:p>
      <text:list xml:id="list2017472744" text:style-name="WWNum6">
        <text:list-item>
          <text:p text:style-name="P6">A <text:span text:style-name="T11">shorthand name </text:span>from the <text:a xlink:type="simple" xlink:href="https://vagrantcloud.com/boxes/search" text:style-name="ListLabel_20_182" text:visited-style-name="ListLabel_20_182"><text:span text:style-name="T10">public catalog of available Vagrant images</text:span></text:a>, such as "hashicorp/bionic64".</text:p>
        </text:list-item>
        <text:list-item>
          <text:p text:style-name="P6"><text:span text:style-name="T11">File path or HTTP URL</text:span> to a box in a <text:a xlink:type="simple" xlink:href="https://vagrantcloud.com/boxes/search" text:style-name="ListLabel_20_182" text:visited-style-name="ListLabel_20_182"><text:span text:style-name="T10">catalog</text:span></text:a>. For HTTP, basic authentication is supported and http_proxy environmental variables are respected. HTTPS is also supported.</text:p>
        </text:list-item>
        <text:list-item>
          <text:p text:style-name="P6"><text:span text:style-name="T11">URL </text:span>directly a box file. In this case, you must specify a <text:span text:style-name="T11">--name flag</text:span> (see below) and versioning/updates will not work.</text:p>
        </text:list-item>
      </text:list>
      <text:p text:style-name="Standard">If an error occurs during the download or the download is interrupted with a Ctrl-C, then Vagrant will attempt to resume the download the next time it is requested. Vagrant will only attempt to resume a download for 24 hours after the initial download.</text:p>
      <text:p text:style-name="Heading_20_3"><text:bookmark text:name="_fcnpjfljgw2z"/>Options</text:p>
      <text:list xml:id="list128758505" text:style-name="WWNum11">
        <text:list-item>
          <text:p text:style-name="P7"><text:span text:style-name="T11">--box-version VALUE</text:span> - The version of the box you want to add. By <text:span text:style-name="T11">default</text:span>, the <text:span text:style-name="T11">latest </text:span>version will be added. The value of this can be an exact version number such as "1.2.3" or it can be a set of version constraints. A version constraint looks like "&gt;= 1.0, &lt; 2.0".</text:p>
        </text:list-item>
        <text:list-item>
          <text:p text:style-name="P7"><text:span text:style-name="T11">--cacert CERTFILE</text:span> - The certificate for the CA used to verify the peer. This should be used if the remote end does not use a standard root CA.</text:p>
        </text:list-item>
        <text:list-item>
          <text:p text:style-name="P7"><text:span text:style-name="T11">--capath CERTDIR</text:span> - The certificate directory for the CA used to verify the peer. This should be used if the remote end does not use a standard root CA.</text:p>
        </text:list-item>
        <text:list-item>
          <text:p text:style-name="P7"><text:span text:style-name="T11">--cert CERTFILE</text:span> - A client certificate to use when downloading the box, if necessary.</text:p>
        </text:list-item>
        <text:list-item>
          <text:p text:style-name="P7"><text:span text:style-name="T11">--clean</text:span> - If given, Vagrant will remove any old temporary files from prior downloads of the same URL. This is useful if you do not want Vagrant to resume a download from a previous point, perhaps because the contents changed.</text:p>
        </text:list-item>
        <text:list-item>
          <text:p text:style-name="P7"><text:span text:style-name="T11">--force</text:span> - When present, the box will be downloaded and overwrite any existing box with this name.</text:p>
        </text:list-item>
        <text:list-item>
          <text:p text:style-name="P7"><text:span text:style-name="T11">--insecure</text:span> - When present, SSL certificates will not be verified if the URL is an HTTPS URL.</text:p>
        </text:list-item>
        <text:list-item>
          <text:p text:style-name="P7"><text:span text:style-name="T11">--provider PROVIDER</text:span> - If given, Vagrant will verify the box you are adding is for the given provider. By default, Vagrant automatically detects the proper provider to use.</text:p>
        </text:list-item>
      </text:list>
      <text:p text:style-name="Heading_20_3"><text:bookmark text:name="_dqurf7s506r5"/>Options for direct box files</text:p>
      <text:p text:style-name="Standard">The options below only apply if you are adding a box file directly (when you are not using a catalog).</text:p>
      <text:list xml:id="list1206472551" text:style-name="WWNum17">
        <text:list-item>
          <text:p text:style-name="P8"><text:soft-page-break/><text:span text:style-name="T11">--checksum VALUE</text:span> - A checksum for the box that is downloaded. If specified, Vagrant will compare this checksum to what is actually downloaded and will error if the checksums do not match. This is highly recommended since box files are so large. If this is specified, --checksum-type must also be specified. If you are downloading from a catalog, the checksum is included within the catalog entry.</text:p>
        </text:list-item>
        <text:list-item>
          <text:p text:style-name="P8"><text:span text:style-name="T11">--checksum-type TYPE</text:span> - The type of checksum that --checksum is if it is specified. Supported values are currently "md5", "sha1", "sha256", "sha384", and "sha512".</text:p>
        </text:list-item>
        <text:list-item>
          <text:p text:style-name="P8"><text:span text:style-name="T11">--name VALUE</text:span> - Logical name for the box. This is the value that you would put into <text:span text:style-name="T12">config.vm.box in your Vagrantfile</text:span>. When adding a box from a catalog, the name is included in the catalog entry and does not have to be specified.</text:p>
        </text:list-item>
      </text:list>
      <text:p text:style-name="Standard">Checksums for versioned boxes or boxes from HashiCorp's Vagrant Cloud: For boxes from HashiCorp's Vagrant Cloud, the checksums are embedded in the metadata of the box. The metadata itself is served over TLS and its format is validated.</text:p>
      <text:p text:style-name="Heading_20_2"><text:bookmark text:name="_78b39hnlraq"/>Box List</text:p>
      <text:p text:style-name="Standard">Command: <text:span text:style-name="T11">vagrant box list</text:span></text:p>
      <text:p text:style-name="Standard">This command lists all the boxes that are installed into Vagrant.</text:p>
      <text:p text:style-name="Heading_20_2"><text:bookmark text:name="_r69dx95o9b2n"/>Box Outdated</text:p>
      <text:p text:style-name="Standard">Command: <text:span text:style-name="T11">vagrant box outdated</text:span></text:p>
      <text:p text:style-name="Standard">This command tells you whether or not the box you are using in your <text:span text:style-name="T12">current Vagrant environment is outdated</text:span>. If the <text:span text:style-name="T12">--global flag is present</text:span>, every installed box will be checked for updates.</text:p>
      <text:p text:style-name="Standard">This will show the latest version available for the specific provider type, which may be different than the absolute latest version available.</text:p>
      <text:p text:style-name="Standard">Checking for updates involves refreshing the metadata associated with a box. This generally requires an internet connection.</text:p>
      <text:p text:style-name="Standard">By default, if Vagrant has recently checked for a box that's out of date, it will cache that answer and not look up another update for one hour. This cached value can be ignored if the <text:span text:style-name="T11">--force</text:span> flag is used.</text:p>
      <text:p text:style-name="Heading_20_3"><text:bookmark text:name="_8dxrkn356tpa"/>Options</text:p>
      <text:list xml:id="list2907898152" text:style-name="WWNum10">
        <text:list-item>
          <text:p text:style-name="P9"><text:span text:style-name="T11">--force</text:span> - Check for updates for all installed boxes and ignore cache interva<text:span text:style-name="T11">l.</text:span></text:p>
        </text:list-item>
        <text:list-item>
          <text:p text:style-name="P9"><text:span text:style-name="T11">--global</text:span> - Check for updates for all installed boxes, not just the boxes for the current Vagrant environment.</text:p>
        </text:list-item>
      </text:list>
      <text:p text:style-name="Heading_20_2"><text:bookmark text:name="_pvmdvkon8un8"/>Box Prune</text:p>
      <text:p text:style-name="Standard">Command: <text:span text:style-name="T11">vagrant box prune</text:span></text:p>
      <text:p text:style-name="Standard">This command <text:span text:style-name="T11">removes old versions of installed boxes</text:span>. If the box is currently in use vagrant will ask for confirmation.</text:p>
      <text:p text:style-name="Heading_20_3"><text:bookmark text:name="_n0lnsemv22jx"/>Options</text:p>
      <text:list xml:id="list933048590" text:style-name="WWNum3">
        <text:list-item>
          <text:p text:style-name="P10"><text:span text:style-name="T11">--provider PROVIDER</text:span> - The specific provider type for the boxes to destroy.</text:p>
        </text:list-item>
        <text:list-item>
          <text:p text:style-name="P10"><text:soft-page-break/><text:span text:style-name="T11">--dry-run</text:span> - Only print the boxes that would be removed.</text:p>
        </text:list-item>
        <text:list-item>
          <text:p text:style-name="P10"><text:span text:style-name="T11">--name NAME</text:span> - The specific box name to check for outdated versions.</text:p>
        </text:list-item>
        <text:list-item>
          <text:p text:style-name="P10"><text:span text:style-name="T11">--force</text:span> - Destroy without confirmation even when box is in use.</text:p>
        </text:list-item>
        <text:list-item>
          <text:p text:style-name="P10"><text:span text:style-name="T11">--keep-active-boxes</text:span> - When combined with --force, will keep boxes still actively in use.</text:p>
        </text:list-item>
      </text:list>
      <text:p text:style-name="Heading_20_2"><text:bookmark text:name="_11xr84kngrjv"/>Box Remove</text:p>
      <text:p text:style-name="Standard">Command: <text:span text:style-name="T11">vagrant box remove NAME</text:span></text:p>
      <text:p text:style-name="Standard">This command removes a box from Vagrant that matches the given name.</text:p>
      <text:p text:style-name="Standard">If a box has multiple providers, the exact provider must be specified with the <text:span text:style-name="T11">--provider</text:span> flag. If a box has multiple versions, you can select what versions to delete with the <text:span text:style-name="T11">--box-version</text:span> flag or remove all versions with the <text:span text:style-name="T11">--all</text:span> flag.</text:p>
      <text:p text:style-name="Heading_20_3"><text:bookmark text:name="_mt42lz5ubd1g"/>Options</text:p>
      <text:list xml:id="list3267114215" text:style-name="WWNum1">
        <text:list-item>
          <text:p text:style-name="P11"><text:span text:style-name="T11">--box-version VALUE</text:span> - Version of version constraints of the boxes to remove. See the documentation on this flag for box add for more details.</text:p>
        </text:list-item>
        <text:list-item>
          <text:p text:style-name="P11"><text:span text:style-name="T11">--all</text:span> - Remove all available versions of a box.</text:p>
        </text:list-item>
        <text:list-item>
          <text:p text:style-name="P11"><text:span text:style-name="T11">--force</text:span> - Forces removing the box even if an active Vagrant environment is using it.</text:p>
        </text:list-item>
        <text:list-item>
          <text:p text:style-name="P11"><text:span text:style-name="T11">--provider VALUE</text:span> - The provider-specific box to remove with the given name. This is only required if a box is backed by multiple providers. If there is only a single provider, Vagrant will default to removing it.</text:p>
        </text:list-item>
      </text:list>
      <text:p text:style-name="Heading_20_2"><text:bookmark text:name="_7slnnfu86ve4"/>Box Repackage</text:p>
      <text:p text:style-name="Standard">Command: <text:span text:style-name="T11">vagrant box repackage NAME PROVIDER VERSION</text:span></text:p>
      <text:p text:style-name="Standard">This command repackages the given box and puts it in the current directory so you can redistribute it. The name, provider, and version of the box can be retrieved using vagrant box list.</text:p>
      <text:p text:style-name="Standard">When you add a box, Vagrant unpacks it and stores it internally. The original <text:span text:style-name="T11">*.box</text:span> file is not preserved. This command is useful for reclaiming a *.box file from an installed Vagrant box.</text:p>
      <text:p text:style-name="Heading_20_2"><text:bookmark text:name="_ow31aq2iiis9"/>Box Update</text:p>
      <text:p text:style-name="Standard">Command: <text:span text:style-name="T11">vagrant box update</text:span></text:p>
      <text:p text:style-name="Standard">This command updates the box for the current Vagrant environment if there are updates available. The command can also update a specific box (outside of an active Vagrant environment), by specifying the <text:span text:style-name="T11">--box</text:span> flag.</text:p>
      <text:p text:style-name="Standard">Note that updating the box will not update an already-running Vagrant machine. To reflect the changes in the box, you will have to destroy and bring back up the Vagrant machine.</text:p>
      <text:p text:style-name="Standard"><text:soft-page-break/>If you just want to check if there are updates available, use the vagrant box outdated command.</text:p>
      <text:p text:style-name="Heading_20_3"><text:bookmark text:name="_uilfuixcd7fc"/>Options</text:p>
      <text:list xml:id="list1531454640" text:style-name="WWNum18">
        <text:list-item>
          <text:p text:style-name="P12"><text:span text:style-name="T11">--box VALUE</text:span> - Name of a specific box to update. If this flag is not specified, Vagrant will update the boxes for the active Vagrant environment.</text:p>
        </text:list-item>
        <text:list-item>
          <text:p text:style-name="P12"><text:span text:style-name="T11">--provider VALUE</text:span> - When --box is present, this controls what provider-specific box to update. This is not required unless the box has multiple providers. Without the <text:span text:style-name="T11">--box flag</text:span>, this has no effect.</text:p>
        </text:list-item>
      </text:list>
      <text:p text:style-name="P1"/>
      <text:p text:style-name="P39"><text:bookmark text:name="_5qxgfeu6235"/><text:span text:style-name="T5">Cloud</text:span></text:p>
      <text:p text:style-name="P4"><text:span text:style-name="T2">Command: </text:span><text:span text:style-name="T6">vagrant cloud</text:span></text:p>
      <text:p text:style-name="P4"><text:span text:style-name="T2">This is the command used to manage anything related to </text:span><text:a xlink:type="simple" xlink:href="https://vagrantcloud.com/" text:style-name="ListLabel_20_181" text:visited-style-name="ListLabel_20_181"><text:span text:style-name="T8">Vagrant Cloud</text:span></text:a><text:span text:style-name="T2">.</text:span></text:p>
      <text:p text:style-name="P4"><text:span text:style-name="T2">The main functionality of this command is exposed via subcommands:</text:span></text:p>
      <text:list xml:id="list339984266" text:style-name="WWNum20">
        <text:list-item>
          <text:p text:style-name="P19"><text:a xlink:type="simple" xlink:href="https://www.vagrantup.com/docs/cli/cloud#cloud-auth" text:style-name="ListLabel_20_183" text:visited-style-name="ListLabel_20_183"><text:span text:style-name="T9">auth</text:span></text:a></text:p>
        </text:list-item>
        <text:list-item>
          <text:p text:style-name="P25"><text:a xlink:type="simple" xlink:href="https://www.vagrantup.com/docs/cli/cloud#cloud-box" text:style-name="ListLabel_20_183" text:visited-style-name="ListLabel_20_183"><text:span text:style-name="T9">box</text:span></text:a></text:p>
        </text:list-item>
        <text:list-item>
          <text:p text:style-name="P25"><text:a xlink:type="simple" xlink:href="https://www.vagrantup.com/docs/cli/cloud#cloud-provider" text:style-name="ListLabel_20_183" text:visited-style-name="ListLabel_20_183"><text:span text:style-name="T9">provider</text:span></text:a></text:p>
        </text:list-item>
        <text:list-item>
          <text:p text:style-name="P25"><text:a xlink:type="simple" xlink:href="https://www.vagrantup.com/docs/cli/cloud#cloud-publish" text:style-name="ListLabel_20_183" text:visited-style-name="ListLabel_20_183"><text:span text:style-name="T9">publish</text:span></text:a></text:p>
        </text:list-item>
        <text:list-item>
          <text:p text:style-name="P25"><text:a xlink:type="simple" xlink:href="https://www.vagrantup.com/docs/cli/cloud#cloud-search" text:style-name="ListLabel_20_183" text:visited-style-name="ListLabel_20_183"><text:span text:style-name="T9">search</text:span></text:a></text:p>
        </text:list-item>
        <text:list-item>
          <text:p text:style-name="P31"><text:a xlink:type="simple" xlink:href="https://www.vagrantup.com/docs/cli/cloud#cloud-version" text:style-name="ListLabel_20_183" text:visited-style-name="ListLabel_20_183"><text:span text:style-name="T9">version</text:span></text:a></text:p>
        </text:list-item>
      </text:list>
      <text:p text:style-name="P39"><text:bookmark text:name="_szl8avytl66n"/><text:span text:style-name="T5">Cloud Auth</text:span></text:p>
      <text:p text:style-name="P4"><text:span text:style-name="T2">Command: </text:span><text:span text:style-name="T6">vagrant cloud auth</text:span></text:p>
      <text:p text:style-name="P4"><text:span text:style-name="T2">The </text:span><text:span text:style-name="T6">cloud auth</text:span><text:span text:style-name="T2"> command is for handling all things related to authorization with Vagrant Cloud.</text:span></text:p>
      <text:list xml:id="list4128168165" text:style-name="WWNum19">
        <text:list-item>
          <text:p text:style-name="P20"><text:a xlink:type="simple" xlink:href="https://www.vagrantup.com/docs/cli/cloud#cloud-auth-login" text:style-name="ListLabel_20_183" text:visited-style-name="ListLabel_20_183"><text:span text:style-name="T9">login</text:span></text:a></text:p>
        </text:list-item>
        <text:list-item>
          <text:p text:style-name="P26"><text:a xlink:type="simple" xlink:href="https://www.vagrantup.com/docs/cli/cloud#cloud-auth-logout" text:style-name="ListLabel_20_183" text:visited-style-name="ListLabel_20_183"><text:span text:style-name="T9">logout</text:span></text:a></text:p>
        </text:list-item>
        <text:list-item>
          <text:p text:style-name="P32"><text:a xlink:type="simple" xlink:href="https://www.vagrantup.com/docs/cli/cloud#cloud-auth-whoami" text:style-name="ListLabel_20_183" text:visited-style-name="ListLabel_20_183"><text:span text:style-name="T9">whoami</text:span></text:a></text:p>
        </text:list-item>
      </text:list>
      <text:p text:style-name="P37"><text:bookmark text:name="_ev0yq8tk38fd"/><text:soft-page-break/><text:span text:style-name="T7">Cloud Auth Login</text:span></text:p>
      <text:p text:style-name="P4"><text:span text:style-name="T2">Command: </text:span><text:span text:style-name="T6">vagrant cloud auth login</text:span></text:p>
      <text:p text:style-name="P4"><text:span text:style-name="T2">The login command is used to authenticate with </text:span><text:a xlink:type="simple" xlink:href="https://www.vagrantup.com/vagrant-cloud" text:style-name="ListLabel_20_181" text:visited-style-name="ListLabel_20_181"><text:span text:style-name="T8">HashiCorp's Vagrant Cloud</text:span></text:a><text:span text:style-name="T2"> server. Logging in is only necessary if you are accessing protected boxes.</text:span></text:p>
      <text:p text:style-name="P4"><text:span text:style-name="T2">Logging in is not a requirement to use Vagrant. The vast majority of Vagrant does </text:span><text:span text:style-name="T3">not</text:span><text:span text:style-name="T2"> require a login. Only certain features such as protected boxes.</text:span></text:p>
      <text:p text:style-name="P4"><text:span text:style-name="T2">The reference of available command-line flags to this command is available below.</text:span></text:p>
      <text:p text:style-name="P38"><text:bookmark text:name="_glxhhlfb2x26"/><text:span text:style-name="T4">Options</text:span></text:p>
      <text:list xml:id="list630981608" text:style-name="WWNum15">
        <text:list-item>
          <text:p text:style-name="P21"><text:span text:style-name="T6">--check</text:span><text:span text:style-name="T2"> - This will check if you are logged in. In addition to outputting whether you are logged in or not, the command exit status will be 0 if you are logged in, or 1 if you are not.</text:span></text:p>
        </text:list-item>
        <text:list-item>
          <text:p text:style-name="P27"><text:span text:style-name="T6">--logout</text:span><text:span text:style-name="T2"> - This will log you out if you are logged in. If you are already logged out, this command will do nothing. It is not an error to call this command if you are already logged out.</text:span></text:p>
        </text:list-item>
        <text:list-item>
          <text:p text:style-name="P33"><text:span text:style-name="T6">--token</text:span><text:span text:style-name="T2"> - This will set the Vagrant Cloud login token manually to the provided string. It is assumed this token is a valid Vagrant Cloud access token.</text:span></text:p>
        </text:list-item>
      </text:list>
      <text:p text:style-name="P38"><text:bookmark text:name="_3s9blsofd87f"/><text:span text:style-name="T4">Examples</text:span></text:p>
      <text:p text:style-name="P4"><text:span text:style-name="T2">Securely authenticate to Vagrant Cloud using a username and password:</text:span></text:p>
      <text:p text:style-name="Standard"><text:span text:style-name="T6">$ vagrant cloud auth login</text:span></text:p>
      <text:p text:style-name="P2"/>
      <text:p text:style-name="Standard"><text:span text:style-name="T6"># ...</text:span></text:p>
      <text:p text:style-name="P2"/>
      <text:p text:style-name="Standard"><text:span text:style-name="T6">Vagrant Cloud username:</text:span></text:p>
      <text:p text:style-name="P2"/>
      <text:p text:style-name="Standard"><text:span text:style-name="T6">Vagrant Cloud password:</text:span></text:p>
      <text:p text:style-name="P2"/>
      <text:p text:style-name="P3"><text:span text:style-name="T2">Copy</text:span></text:p>
      <text:p text:style-name="P4"><text:span text:style-name="T2">Check if the current user is authenticated:</text:span></text:p>
      <text:p text:style-name="Standard"><text:soft-page-break/><text:span text:style-name="T6">$ vagrant cloud auth login --check</text:span></text:p>
      <text:p text:style-name="P2"/>
      <text:p text:style-name="Standard"><text:span text:style-name="T6">You are already logged in.</text:span></text:p>
      <text:p text:style-name="P2"/>
      <text:p text:style-name="P3"><text:span text:style-name="T2">Copy</text:span></text:p>
      <text:p text:style-name="P4"><text:span text:style-name="T2">Securely authenticate with Vagrant Cloud using a token:</text:span></text:p>
      <text:p text:style-name="Standard"><text:span text:style-name="T6">$ vagrant cloud auth login --token ABCD1234</text:span></text:p>
      <text:p text:style-name="P2"/>
      <text:p text:style-name="Standard"><text:span text:style-name="T6">The token was successfully saved.</text:span></text:p>
      <text:p text:style-name="P2"/>
      <text:p text:style-name="P3"><text:span text:style-name="T2">Copy</text:span></text:p>
      <text:p text:style-name="P37"><text:bookmark text:name="_hdgl3qog759i"/><text:span text:style-name="T7">Cloud Auth Logout</text:span></text:p>
      <text:p text:style-name="P4"><text:span text:style-name="T2">Command: </text:span><text:span text:style-name="T6">vagrant cloud auth logout</text:span></text:p>
      <text:p text:style-name="P4"><text:span text:style-name="T2">This will log you out if you are logged in. If you are already logged out, this command will do nothing. It is not an error to call this command if you are already logged out.</text:span></text:p>
      <text:p text:style-name="P37"><text:bookmark text:name="_lospxte7til2"/><text:span text:style-name="T7">Cloud Auth Whoami</text:span></text:p>
      <text:p text:style-name="P4"><text:span text:style-name="T2">Command: </text:span><text:span text:style-name="T6">vagrant cloud auth whoami [TOKEN]</text:span></text:p>
      <text:p text:style-name="P4"><text:span text:style-name="T2">This command will validate your Vagrant Cloud token and will print the user who it belongs to. If a token is passed in, it will attempt to validate it instead of the token stored stored on disk.</text:span></text:p>
      <text:p text:style-name="P39"><text:bookmark text:name="_bc1zu39zvcyr"/><text:span text:style-name="T5">Cloud Box</text:span></text:p>
      <text:p text:style-name="P4"><text:span text:style-name="T2">Command: </text:span><text:span text:style-name="T6">vagrant cloud box</text:span></text:p>
      <text:p text:style-name="P4"><text:span text:style-name="T2">The </text:span><text:span text:style-name="T6">cloud box</text:span><text:span text:style-name="T2"> command is used to manage life cycle operations for all </text:span><text:span text:style-name="T6">box</text:span><text:span text:style-name="T2"> entities on Vagrant Cloud.</text:span></text:p>
      <text:list xml:id="list647901520" text:style-name="WWNum2">
        <text:list-item>
          <text:p text:style-name="P22"><text:a xlink:type="simple" xlink:href="https://www.vagrantup.com/docs/cli/cloud#cloud-box-create" text:style-name="ListLabel_20_183" text:visited-style-name="ListLabel_20_183"><text:span text:style-name="T9">create</text:span></text:a></text:p>
        </text:list-item>
        <text:list-item>
          <text:p text:style-name="P28"><text:soft-page-break/><text:a xlink:type="simple" xlink:href="https://www.vagrantup.com/docs/cli/cloud#cloud-box-delete" text:style-name="ListLabel_20_183" text:visited-style-name="ListLabel_20_183"><text:span text:style-name="T9">delete</text:span></text:a></text:p>
        </text:list-item>
        <text:list-item>
          <text:p text:style-name="P28"><text:a xlink:type="simple" xlink:href="https://www.vagrantup.com/docs/cli/cloud#cloud-box-show" text:style-name="ListLabel_20_183" text:visited-style-name="ListLabel_20_183"><text:span text:style-name="T9">show</text:span></text:a></text:p>
        </text:list-item>
        <text:list-item>
          <text:p text:style-name="P34"><text:a xlink:type="simple" xlink:href="https://www.vagrantup.com/docs/cli/cloud#cloud-box-update" text:style-name="ListLabel_20_183" text:visited-style-name="ListLabel_20_183"><text:span text:style-name="T9">update</text:span></text:a></text:p>
        </text:list-item>
      </text:list>
      <text:p text:style-name="P37"><text:bookmark text:name="_mkd4z6maxzc4"/><text:span text:style-name="T7">Cloud Box Create</text:span></text:p>
      <text:p text:style-name="P4"><text:span text:style-name="T2">Command: </text:span><text:span text:style-name="T6">vagrant cloud box create ORGANIZATION/BOX-NAME</text:span></text:p>
      <text:p text:style-name="P4"><text:span text:style-name="T2">The box create command is used to create a new box entry on Vagrant Cloud.</text:span></text:p>
      <text:p text:style-name="P38"><text:bookmark text:name="_ltpggvgm3mfr"/><text:span text:style-name="T4">Options</text:span></text:p>
      <text:list xml:id="list1833015732" text:style-name="WWNum12">
        <text:list-item>
          <text:p text:style-name="P23"><text:span text:style-name="T6">--description DESCRIPTION</text:span><text:span text:style-name="T2"> - A full description of the box. Can be formatted with Markdown.</text:span></text:p>
        </text:list-item>
        <text:list-item>
          <text:p text:style-name="P29"><text:span text:style-name="T6">--short-description DESCRIPTION</text:span><text:span text:style-name="T2"> - A short summary of the box.</text:span></text:p>
        </text:list-item>
        <text:list-item>
          <text:p text:style-name="P35"><text:span text:style-name="T6">--private</text:span><text:span text:style-name="T2"> - Will make the new box private (Public by default)</text:span></text:p>
        </text:list-item>
      </text:list>
      <text:p text:style-name="P37"><text:bookmark text:name="_vjqkqupytqiu"/><text:span text:style-name="T7">Cloud Box Delete</text:span></text:p>
      <text:p text:style-name="P4"><text:span text:style-name="T2">Command: </text:span><text:span text:style-name="T6">vagrant cloud box delete ORGANIZATION/BOX-NAME</text:span></text:p>
      <text:p text:style-name="P4"><text:span text:style-name="T2">The box delete command will </text:span><text:span text:style-name="T3">permanently</text:span><text:span text:style-name="T2"> delete the given box entry on Vagrant Cloud. Before making the request, it will ask if you are sure you want to delete the box.</text:span></text:p>
      <text:p text:style-name="P37"><text:bookmark text:name="_qx22zeuu6hfd"/><text:span text:style-name="T7">Cloud Box Show</text:span></text:p>
      <text:p text:style-name="P4"><text:span text:style-name="T2">Command: </text:span><text:span text:style-name="T6">vagrant cloud box show ORGANIZATION/BOX-NAME</text:span></text:p>
      <text:p text:style-name="P4"><text:span text:style-name="T2">The box show command will display information about the latest version for the given Vagrant box.</text:span></text:p>
      <text:p text:style-name="P37"><text:bookmark text:name="_t9wvrjhtu7wz"/><text:span text:style-name="T7">Cloud Box Update</text:span></text:p>
      <text:p text:style-name="P4"><text:span text:style-name="T2">Command: </text:span><text:span text:style-name="T6">vagrant cloud box update ORGANIZATION/BOX-NAME</text:span></text:p>
      <text:p text:style-name="P4"><text:span text:style-name="T2">The box update command will update an already created box on Vagrant Cloud with the given options.</text:span></text:p>
      <text:p text:style-name="P38"><text:bookmark text:name="_aezqc8c4heo3"/><text:span text:style-name="T4">Options</text:span></text:p>
      <text:list xml:id="list1428354087" text:style-name="WWNum8">
        <text:list-item>
          <text:p text:style-name="P24"><text:span text:style-name="T6">--description DESCRIPTION</text:span><text:span text:style-name="T2"> - A full description of the box. Can be formatted with Markdown.</text:span></text:p>
        </text:list-item>
        <text:list-item>
          <text:p text:style-name="P30"><text:soft-page-break/><text:span text:style-name="T6">--short-description DESCRIPTION</text:span><text:span text:style-name="T2"> - A short summary of the box.</text:span></text:p>
        </text:list-item>
        <text:list-item>
          <text:p text:style-name="P36"><text:span text:style-name="T6">--private</text:span><text:span text:style-name="T2"> - Will make the new box private (Public by default)</text:span></text:p>
        </text:list-item>
      </text:list>
      <text:p text:style-name="Heading_20_1"><text:bookmark text:name="_3q161kox3ezs"/>Cloud Provider</text:p>
      <text:p text:style-name="Standard">Command: <text:span text:style-name="T11">vagrant cloud provider</text:span></text:p>
      <text:p text:style-name="Standard">The cloud provider command is used to manage the life cycle operations for all provider entities on Vagrant Cloud.</text:p>
      <text:list xml:id="list1895537884" text:style-name="WWNum16">
        <text:list-item>
          <text:p text:style-name="P13"><text:a xlink:type="simple" xlink:href="https://www.vagrantup.com/docs/cli/cloud#cloud-provider-create" text:style-name="ListLabel_20_182" text:visited-style-name="ListLabel_20_182"><text:span text:style-name="T10">create</text:span></text:a></text:p>
        </text:list-item>
        <text:list-item>
          <text:p text:style-name="P13"><text:a xlink:type="simple" xlink:href="https://www.vagrantup.com/docs/cli/cloud#cloud-provider-delete" text:style-name="ListLabel_20_182" text:visited-style-name="ListLabel_20_182"><text:span text:style-name="T10">delete</text:span></text:a></text:p>
        </text:list-item>
        <text:list-item>
          <text:p text:style-name="P13"><text:a xlink:type="simple" xlink:href="https://www.vagrantup.com/docs/cli/cloud#cloud-provider-update" text:style-name="ListLabel_20_182" text:visited-style-name="ListLabel_20_182"><text:span text:style-name="T10">update</text:span></text:a></text:p>
        </text:list-item>
        <text:list-item>
          <text:p text:style-name="P13"><text:a xlink:type="simple" xlink:href="https://www.vagrantup.com/docs/cli/cloud#cloud-provider-upload" text:style-name="ListLabel_20_182" text:visited-style-name="ListLabel_20_182"><text:span text:style-name="T10">upload</text:span></text:a></text:p>
        </text:list-item>
      </text:list>
      <text:p text:style-name="Heading_20_2"><text:bookmark text:name="_e3oy219njvnh"/>Cloud Provider Create</text:p>
      <text:p text:style-name="Standard">Command: <text:span text:style-name="T11">vagrant cloud provider create ORGANIZATION/BOX-NAME PROVIDER-NAME VERSION [URL]</text:span></text:p>
      <text:p text:style-name="Standard">The provider create command is used to create a new provider entry on Vagrant Cloud. The url argument is expected to be a remote URL that Vagrant Cloud can use to download the provider. If no url is specified, the provider entry can be updated later with a url or the <text:a xlink:type="simple" xlink:href="https://www.vagrantup.com/docs/cli/cloud#cloud-provider-upload" text:style-name="ListLabel_20_182" text:visited-style-name="ListLabel_20_182"><text:span text:style-name="T10">upload</text:span></text:a> command can be used to upload a Vagrant <text:a xlink:type="simple" xlink:href="https://www.vagrantup.com/docs/boxes" text:style-name="ListLabel_20_182" text:visited-style-name="ListLabel_20_182"><text:span text:style-name="T10">box file</text:span></text:a>.</text:p>
      <text:p text:style-name="Heading_20_2"><text:bookmark text:name="_ncl47cljaa0"/>Cloud Provider Delete</text:p>
      <text:p text:style-name="Standard">Command: <text:span text:style-name="T11">vagrant cloud provider delete ORGANIZATION/BOX-NAME PROVIDER-NAME VERSION</text:span></text:p>
      <text:p text:style-name="Standard">The provider delete command is used to delete a provider entry on Vagrant Cloud. Before making the request, it will ask if you are sure you want to delete the provider.</text:p>
      <text:p text:style-name="Heading_20_2"><text:bookmark text:name="_7k6ra23ot2q1"/>Cloud Provider Update</text:p>
      <text:p text:style-name="Standard">Command: <text:span text:style-name="T11">vagrant cloud provider update ORGANIZATION/BOX-NAME PROVIDER-NAME VERSION [URL]</text:span></text:p>
      <text:p text:style-name="Standard">The provider update command will update an already created provider for a box on Vagrant Cloud with the given options.</text:p>
      <text:p text:style-name="Heading_20_2"><text:bookmark text:name="_6969s1zbpoff"/>Cloud Provider Upload</text:p>
      <text:p text:style-name="Standard">Command: <text:span text:style-name="T11">vagrant cloud provider upload ORGANIZATION/BOX-NAME PROVIDER-NAME VERSION BOX-FILE</text:span></text:p>
      <text:p text:style-name="Standard">The provider upload command will upload a Vagrant <text:a xlink:type="simple" xlink:href="https://www.vagrantup.com/docs/boxes" text:style-name="ListLabel_20_182" text:visited-style-name="ListLabel_20_182"><text:span text:style-name="T10">box file</text:span></text:a> to Vagrant Cloud for the specified version and provider.</text:p>
      <text:p text:style-name="Heading_20_1"><text:bookmark text:name="_loownjt0zez5"/><text:soft-page-break/>Cloud Publish</text:p>
      <text:p text:style-name="Standard">Command: <text:span text:style-name="T11">vagrant cloud publish ORGANIZATION/BOX-NAME VERSION PROVIDER-NAME [PROVIDER-FILE]</text:span></text:p>
      <text:p text:style-name="Standard">The publish command is a complete solution for creating and updating a Vagrant box on Vagrant Cloud. Instead of having to create each attribute of a Vagrant box with separate commands, the publish command instead asks you to provide all the information required before creating or updating a new box.</text:p>
      <text:p text:style-name="Heading_20_2"><text:bookmark text:name="_t6538fpapt1"/>Options</text:p>
      <text:list xml:id="list2221624900" text:style-name="WWNum4">
        <text:list-item>
          <text:p text:style-name="P14"><text:span text:style-name="T11">--box-version VERSION</text:span> - Version to create for the box</text:p>
        </text:list-item>
        <text:list-item>
          <text:p text:style-name="P14"><text:span text:style-name="T11">--description DESCRIPTION</text:span> - A full description of the box. Can be formatted with Markdown.</text:p>
        </text:list-item>
        <text:list-item>
          <text:p text:style-name="P14"><text:span text:style-name="T11">--force</text:span> - Disables confirmation when creating or updating a box.</text:p>
        </text:list-item>
        <text:list-item>
          <text:p text:style-name="P14"><text:span text:style-name="T11">--short-description DESCRIPTION</text:span> - A short summary of the box.</text:p>
        </text:list-item>
        <text:list-item>
          <text:p text:style-name="P14"><text:span text:style-name="T11">--private</text:span> - Will make the new box private (Public by default)</text:p>
        </text:list-item>
        <text:list-item>
          <text:p text:style-name="P14"><text:span text:style-name="T11">--release</text:span> - Automatically releases the box after creation (Unreleased by default)</text:p>
        </text:list-item>
        <text:list-item>
          <text:p text:style-name="P14"><text:span text:style-name="T11">--url</text:span> - Valid remote URL to download the box file</text:p>
        </text:list-item>
        <text:list-item>
          <text:p text:style-name="P14"><text:span text:style-name="T11">--version-description DESCRIPTION</text:span> - Description of the version that will be created.</text:p>
        </text:list-item>
      </text:list>
      <text:p text:style-name="Heading_20_2"><text:bookmark text:name="_iuwmtvtea0bn"/>Cloud Search</text:p>
      <text:p text:style-name="Standard">Command: <text:span text:style-name="T11">vagrant cloud search QUERY</text:span></text:p>
      <text:p text:style-name="Standard">The cloud search command will take a query and search Vagrant Cloud for any matching Vagrant boxes. Various filters can be applied to the results.</text:p>
      <text:p text:style-name="Heading_20_3"><text:bookmark text:name="_by7zeq5us77t"/>Options</text:p>
      <text:list xml:id="list1945591105" text:style-name="WWNum13">
        <text:list-item>
          <text:p text:style-name="P15"><text:span text:style-name="T11">--json</text:span> - Format search results in JSON.</text:p>
        </text:list-item>
        <text:list-item>
          <text:p text:style-name="P15"><text:span text:style-name="T11">--page PAGE</text:span> - The page to display. Defaults to the first page of results.</text:p>
        </text:list-item>
        <text:list-item>
          <text:p text:style-name="P15"><text:span text:style-name="T11">--short</text:span> - Shows a simple list of box names for the results.</text:p>
        </text:list-item>
        <text:list-item>
          <text:p text:style-name="P15"><text:span text:style-name="T11">--order ORDER</text:span> - Order to display results. Can either be desc or asc. Defaults to desc.</text:p>
        </text:list-item>
        <text:list-item>
          <text:p text:style-name="P15"><text:span text:style-name="T11">--limit LIMIT</text:span> - Max number of search results to display. Defaults to 25.</text:p>
        </text:list-item>
        <text:list-item>
          <text:p text:style-name="P15"><text:soft-page-break/><text:span text:style-name="T11">--provider PROVIDER</text:span> - Filter search results to a single provider.</text:p>
        </text:list-item>
        <text:list-item>
          <text:p text:style-name="P15"><text:span text:style-name="T11">--sort-by SORT</text:span> - The field to sort results on. Can be created, downloads , or updated. Defaults to downloads.</text:p>
        </text:list-item>
      </text:list>
      <text:p text:style-name="Heading_20_1"><text:bookmark text:name="_f6laqyg89zd6"/>Cloud Version</text:p>
      <text:p text:style-name="Standard">Command: <text:span text:style-name="T11">vagrant cloud version</text:span></text:p>
      <text:p text:style-name="Standard">The cloud version command is used to manage life cycle operations for all version entities for a box on Vagrant Cloud.</text:p>
      <text:list xml:id="list457267501" text:style-name="WWNum7">
        <text:list-item>
          <text:p text:style-name="P16"><text:a xlink:type="simple" xlink:href="https://www.vagrantup.com/docs/cli/cloud#cloud-version-create" text:style-name="ListLabel_20_182" text:visited-style-name="ListLabel_20_182"><text:span text:style-name="T10">create</text:span></text:a></text:p>
        </text:list-item>
        <text:list-item>
          <text:p text:style-name="P16"><text:a xlink:type="simple" xlink:href="https://www.vagrantup.com/docs/cli/cloud#cloud-version-delete" text:style-name="ListLabel_20_182" text:visited-style-name="ListLabel_20_182"><text:span text:style-name="T10">delete</text:span></text:a></text:p>
        </text:list-item>
        <text:list-item>
          <text:p text:style-name="P16"><text:a xlink:type="simple" xlink:href="https://www.vagrantup.com/docs/cli/cloud#cloud-version-release" text:style-name="ListLabel_20_182" text:visited-style-name="ListLabel_20_182"><text:span text:style-name="T10">release</text:span></text:a></text:p>
        </text:list-item>
        <text:list-item>
          <text:p text:style-name="P16"><text:a xlink:type="simple" xlink:href="https://www.vagrantup.com/docs/cli/cloud#cloud-version-revoke" text:style-name="ListLabel_20_182" text:visited-style-name="ListLabel_20_182"><text:span text:style-name="T10">revoke</text:span></text:a></text:p>
        </text:list-item>
        <text:list-item>
          <text:p text:style-name="P16"><text:a xlink:type="simple" xlink:href="https://www.vagrantup.com/docs/cli/cloud#cloud-version-update" text:style-name="ListLabel_20_182" text:visited-style-name="ListLabel_20_182"><text:span text:style-name="T10">update</text:span></text:a></text:p>
        </text:list-item>
      </text:list>
      <text:p text:style-name="Heading_20_2"><text:bookmark text:name="_v07iy0lx2uqd"/>Cloud Version Create</text:p>
      <text:p text:style-name="Standard">Command: <text:span text:style-name="T11">vagrant cloud version create ORGANIZATION/BOX-NAME VERSION</text:span></text:p>
      <text:p text:style-name="Standard">The cloud create command creates a version entry for a box on Vagrant Cloud.</text:p>
      <text:p text:style-name="Heading_20_3"><text:bookmark text:name="_3tx1ztlxmo1d"/>Options</text:p>
      <text:list xml:id="list2890871969" text:style-name="WWNum9">
        <text:list-item>
          <text:p text:style-name="P17"><text:span text:style-name="T11">--description DESCRIPTION</text:span> - Description of the version that will be created.</text:p>
        </text:list-item>
      </text:list>
      <text:p text:style-name="Heading_20_2"><text:bookmark text:name="_vqct8zc4oe2j"/>Cloud Version Delete</text:p>
      <text:p text:style-name="Standard">Command: <text:span text:style-name="T11">vagrant cloud version delete ORGANIZATION/BOX-NAME VERSION</text:span></text:p>
      <text:p text:style-name="Standard">The cloud delete command deletes a version entry for a box on Vagrant Cloud. Before making the request, it will ask if you are sure you want to delete the version.</text:p>
      <text:p text:style-name="Heading_20_2"><text:bookmark text:name="_46o5v1wjcqdl"/>Cloud Version Release</text:p>
      <text:p text:style-name="Standard">Command: <text:span text:style-name="T11">vagrant cloud version release ORGANIZATION/BOX-NAME VERSION</text:span></text:p>
      <text:p text:style-name="Standard">The cloud release command releases a version entry for a box on Vagrant Cloud if it already exists. Before making the request, it will ask if you are sure you want to release the version.</text:p>
      <text:p text:style-name="Heading_20_2"><text:bookmark text:name="_xpt8nbqbva8e"/><text:soft-page-break/>Cloud Version Revoke</text:p>
      <text:p text:style-name="Standard">Command: <text:span text:style-name="T11">vagrant cloud version revoke ORGANIZATION/BOX-NAME VERSION</text:span></text:p>
      <text:p text:style-name="Standard">The cloud revoke command revokes a version entry for a box on Vagrant Cloud if it already exists. Before making the request, it will ask if you are sure you want to revoke the version.</text:p>
      <text:p text:style-name="Heading_20_2"><text:bookmark text:name="_o1bqarrcxx4v"/>Cloud Version Update</text:p>
      <text:p text:style-name="Standard">Command: <text:span text:style-name="T11">vagrant cloud version update ORGANIZATION/BOX-NAME VERSION</text:span></text:p>
      <text:p text:style-name="Heading_20_3"><text:bookmark text:name="_u5u8xdjoqmyi"/>Options</text:p>
      <text:list xml:id="list1820290615" text:style-name="WWNum5">
        <text:list-item>
          <text:p text:style-name="P18"><text:span text:style-name="T11">--description DESCRIPTION</text:span> - Description of the version that will be crea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43536" fo:font-size="13pt" style:text-underline-style="none" style:font-name-asian="Roboto2" style:font-family-asian="Roboto" style:font-family-generic-asian="system" style:font-pitch-asian="variable" style:font-size-asian="13pt" style:font-name-complex="Roboto2" style:font-family-complex="Roboto" style:font-family-generic-complex="system" style:font-pitch-complex="variable" style:font-size-complex="13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343536" fo:font-size="13pt" style:text-underline-style="none" style:font-name-asian="Roboto2" style:font-family-asian="Roboto" style:font-family-generic-asian="system" style:font-pitch-asian="variable" style:font-size-asian="13pt" style:font-name-complex="Roboto2" style:font-family-complex="Roboto" style:font-family-generic-complex="system" style:font-pitch-complex="variable" style:font-size-complex="13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343536" fo:font-size="13pt" style:text-underline-style="none" style:font-name-asian="Roboto2" style:font-family-asian="Roboto" style:font-family-generic-asian="system" style:font-pitch-asian="variable" style:font-size-asian="13pt" style:font-name-complex="Roboto2" style:font-family-complex="Roboto" style:font-family-generic-complex="system" style:font-pitch-complex="variable" style:font-size-complex="13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343536" fo:font-size="13pt" style:text-underline-style="none" style:font-name-asian="Roboto2" style:font-family-asian="Roboto" style:font-family-generic-asian="system" style:font-pitch-asian="variable" style:font-size-asian="13pt" style:font-name-complex="Roboto2" style:font-family-complex="Roboto" style:font-family-generic-complex="system" style:font-pitch-complex="variable" style:font-size-complex="13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343536" fo:font-size="13pt" style:text-underline-style="none" style:font-name-asian="Roboto2" style:font-family-asian="Roboto" style:font-family-generic-asian="system" style:font-pitch-asian="variable" style:font-size-asian="13pt" style:font-name-complex="Roboto2" style:font-family-complex="Roboto" style:font-family-generic-complex="system" style:font-pitch-complex="variable" style:font-size-complex="13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343536" fo:font-size="13pt" style:text-underline-style="none" style:font-name-asian="Roboto2" style:font-family-asian="Roboto" style:font-family-generic-asian="system" style:font-pitch-asian="variable" style:font-size-asian="13pt" style:font-name-complex="Roboto2" style:font-family-complex="Roboto" style:font-family-generic-complex="system" style:font-pitch-complex="variable" style:font-size-complex="13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1155cc" style:font-name="Roboto" fo:font-family="Roboto" style:font-family-generic="roman" style:font-pitch="variable" fo:font-size="13pt" style:font-name-asian="Roboto2" style:font-family-asian="Roboto" style:font-family-generic-asian="system" style:font-pitch-asian="variable" style:font-size-asian="13pt" style:font-name-complex="Roboto2" style:font-family-complex="Roboto" style:font-family-generic-complex="system"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82" style:display-name="ListLabel 182" style:family="text">
      <style:text-properties fo:color="#1155cc" style:text-underline-style="solid" style:text-underline-width="auto" style:text-underline-color="font-color"/>
    </style:style>
    <style:style style:name="ListLabel_20_183" style:display-name="ListLabel 183" style:family="text">
      <style:text-properties fo:color="#1155cc" style:font-name="Roboto" fo:font-family="Roboto" style:font-family-generic="roman" style:font-pitch="variable" style:font-name-asian="Roboto2" style:font-family-asian="Roboto" style:font-family-generic-asian="system" style:font-pitch-asian="variable" style:font-name-complex="Roboto2" style:font-family-complex="Roboto"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227" meta:word-count="2872" meta:character-count="16393" meta:non-whitespace-character-count="13896"/>
    <meta:generator>LibreOfficeDev/6.0.5.2$Linux_X86_64 LibreOffice_project/</meta:generator>
  </office:meta>
</office:document-meta>
</file>